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N interior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</table:table-row>
        <table:table-row table:style-name="ro1">
          <table:table-cell office:value-type="string" calcext:value-type="string">
            <text:p>N boundary</text:p>
          </table:table-cell>
          <table:table-cell office:value-type="float" office:value="497" calcext:value-type="float">
            <text:p>497</text:p>
          </table:table-cell>
          <table:table-cell office:value-type="float" office:value="695" calcext:value-type="float">
            <text:p>695</text:p>
          </table:table-cell>
          <table:table-cell office:value-type="float" office:value="839" calcext:value-type="float">
            <text:p>839</text:p>
          </table:table-cell>
          <table:table-cell office:value-type="float" office:value="965" calcext:value-type="float">
            <text:p>965</text:p>
          </table:table-cell>
          <table:table-cell office:value-type="float" office:value="1085" calcext:value-type="float">
            <text:p>1085</text:p>
          </table:table-cell>
          <table:table-cell office:value-type="float" office:value="1193" calcext:value-type="float">
            <text:p>1193</text:p>
          </table:table-cell>
          <table:table-cell office:value-type="float" office:value="1277" calcext:value-type="float">
            <text:p>1277</text:p>
          </table:table-cell>
          <table:table-cell office:value-type="float" office:value="1367" calcext:value-type="float">
            <text:p>1367</text:p>
          </table:table-cell>
          <table:table-cell office:value-type="float" office:value="1445" calcext:value-type="float">
            <text:p>1445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string" calcext:value-type="string">
            <text:p>N tot</text:p>
          </table:table-cell>
          <table:table-cell table:formula="of:=[.B1]+[.B2]" office:value-type="float" office:value="893" calcext:value-type="float">
            <text:p>893</text:p>
          </table:table-cell>
          <table:table-cell table:formula="of:=[.C1]+[.C2]" office:value-type="float" office:value="1511" calcext:value-type="float">
            <text:p>1511</text:p>
          </table:table-cell>
          <table:table-cell table:formula="of:=[.D1]+[.D2]" office:value-type="float" office:value="2057" calcext:value-type="float">
            <text:p>2057</text:p>
          </table:table-cell>
          <table:table-cell table:formula="of:=[.E1]+[.E2]" office:value-type="float" office:value="2573" calcext:value-type="float">
            <text:p>2573</text:p>
          </table:table-cell>
          <table:table-cell table:formula="of:=[.F1]+[.F2]" office:value-type="float" office:value="3110" calcext:value-type="float">
            <text:p>3110</text:p>
          </table:table-cell>
          <table:table-cell table:formula="of:=[.G1]+[.G2]" office:value-type="float" office:value="3600" calcext:value-type="float">
            <text:p>3600</text:p>
          </table:table-cell>
          <table:table-cell table:formula="of:=[.H1]+[.H2]" office:value-type="float" office:value="4036" calcext:value-type="float">
            <text:p>4036</text:p>
          </table:table-cell>
          <table:table-cell table:formula="of:=[.I1]+[.I2]" office:value-type="float" office:value="4535" calcext:value-type="float">
            <text:p>4535</text:p>
          </table:table-cell>
          <table:table-cell table:formula="of:=[.J1]+[.J2]" office:value-type="float" office:value="5081" calcext:value-type="float">
            <text:p>5081</text:p>
          </table:table-cell>
          <table:table-cell table:formula="of:=[.K1]+[.K2]" office:value-type="float" office:value="5488" calcext:value-type="float">
            <text:p>548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Flops a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se </text:p>
          </table:table-cell>
          <table:table-cell table:formula="of:= ROUND(226*[.B3] + 500*[.B1] + 17*[.B2]+ 3*[.B1]*[.B1] + 6*[.B1]*[.B2] + 4*[.B2]*[.B2]/3)" office:value-type="float" office:value="2388932" calcext:value-type="float">
            <text:p>2388932</text:p>
          </table:table-cell>
          <table:table-cell table:formula="of:= ROUND(226*[.C3] + 500*[.C1] + 17*[.C2]+ 3*[.C1]*[.C1] + 6*[.C1]*[.C2] + 4*[.C2]*[.C2]/3)" office:value-type="float" office:value="6805622" calcext:value-type="float">
            <text:p>6805622</text:p>
          </table:table-cell>
          <table:table-cell table:formula="of:= ROUND(226*[.D3] + 500*[.D1] + 17*[.D2]+ 3*[.D1]*[.D1] + 6*[.D1]*[.D2] + 4*[.D2]*[.D2]/3)" office:value-type="float" office:value="12608690" calcext:value-type="float">
            <text:p>12608690</text:p>
          </table:table-cell>
          <table:table-cell table:formula="of:= ROUND(226*[.E3] + 500*[.E1] + 17*[.E2]+ 3*[.E1]*[.E1] + 6*[.E1]*[.E2] + 4*[.E2]*[.E2]/3)" office:value-type="float" office:value="19710848" calcext:value-type="float">
            <text:p>19710848</text:p>
          </table:table-cell>
          <table:table-cell table:formula="of:= ROUND(226*[.F3] + 500*[.F1] + 17*[.F2]+ 3*[.F1]*[.F1] + 6*[.F1]*[.F2] + 4*[.F2]*[.F2]/3)" office:value-type="float" office:value="28788063" calcext:value-type="float">
            <text:p>28788063</text:p>
          </table:table-cell>
          <table:table-cell table:formula="of:= ROUND(226*[.G3] + 500*[.G1] + 17*[.G2]+ 3*[.G1]*[.G1] + 6*[.G1]*[.G2] + 4*[.G2]*[.G2]/3)" office:value-type="float" office:value="38545299" calcext:value-type="float">
            <text:p>38545299</text:p>
          </table:table-cell>
          <table:table-cell table:formula="of:= ROUND(226*[.H3] + 500*[.H1] + 17*[.H2]+ 3*[.H1]*[.H1] + 6*[.H1]*[.H2] + 4*[.H2]*[.H2]/3)" office:value-type="float" office:value="48463351" calcext:value-type="float">
            <text:p>48463351</text:p>
          </table:table-cell>
          <table:table-cell table:formula="of:= ROUND(226*[.I3] + 500*[.I1] + 17*[.I2]+ 3*[.I1]*[.I1] + 6*[.I1]*[.I2] + 4*[.I2]*[.I2]/3)" office:value-type="float" office:value="61216342" calcext:value-type="float">
            <text:p>61216342</text:p>
          </table:table-cell>
          <table:table-cell table:formula="of:= ROUND(226*[.J3] + 500*[.J1] + 17*[.J2]+ 3*[.J1]*[.J1] + 6*[.J1]*[.J2] + 4*[.J2]*[.J2]/3)" office:value-type="float" office:value="76960512" calcext:value-type="float">
            <text:p>76960512</text:p>
          </table:table-cell>
          <table:table-cell table:formula="of:= ROUND(226*[.K3] + 500*[.K1] + 17*[.K2]+ 3*[.K1]*[.K1] + 6*[.K1]*[.K2] + 4*[.K2]*[.K2]/3)" office:value-type="float" office:value="89703811" calcext:value-type="float">
            <text:p>89703811</text:p>
          </table:table-cell>
        </table:table-row>
        <table:table-row table:style-name="ro1">
          <table:table-cell office:value-type="string" calcext:value-type="string">
            <text:p>Opt 1, 2, 3</text:p>
          </table:table-cell>
          <table:table-cell table:formula="of:= ROUND(164*[.B3] + 500*[.B1] + 17*[.B2] + 3*[.B1]*[.B1] + 6*[.B1]*[.B2] + 4*[.B2]*[.B2]/3)" office:value-type="float" office:value="2333566" calcext:value-type="float">
            <text:p>2333566</text:p>
          </table:table-cell>
          <table:table-cell table:formula="of:= ROUND(164*[.C3] + 500*[.C1] + 17*[.C2] + 3*[.C1]*[.C1] + 6*[.C1]*[.C2] + 4*[.C2]*[.C2]/3)" office:value-type="float" office:value="6711940" calcext:value-type="float">
            <text:p>6711940</text:p>
          </table:table-cell>
          <table:table-cell table:formula="of:= ROUND(164*[.D3] + 500*[.D1] + 17*[.D2] + 3*[.D1]*[.D1] + 6*[.D1]*[.D2] + 4*[.D2]*[.D2]/3)" office:value-type="float" office:value="12481156" calcext:value-type="float">
            <text:p>12481156</text:p>
          </table:table-cell>
          <table:table-cell table:formula="of:= ROUND(164*[.E3] + 500*[.E1] + 17*[.E2] + 3*[.E1]*[.E1] + 6*[.E1]*[.E2] + 4*[.E2]*[.E2]/3)" office:value-type="float" office:value="19551322" calcext:value-type="float">
            <text:p>19551322</text:p>
          </table:table-cell>
          <table:table-cell table:formula="of:= ROUND(164*[.F3] + 500*[.F1] + 17*[.F2] + 3*[.F1]*[.F1] + 6*[.F1]*[.F2] + 4*[.F2]*[.F2]/3)" office:value-type="float" office:value="28595243" calcext:value-type="float">
            <text:p>28595243</text:p>
          </table:table-cell>
          <table:table-cell table:formula="of:= ROUND(164*[.G3] + 500*[.G1] + 17*[.G2] + 3*[.G1]*[.G1] + 6*[.G1]*[.G2] + 4*[.G2]*[.G2]/3)" office:value-type="float" office:value="38322099" calcext:value-type="float">
            <text:p>38322099</text:p>
          </table:table-cell>
          <table:table-cell table:formula="of:= ROUND(164*[.H3] + 500*[.H1] + 17*[.H2] + 3*[.H1]*[.H1] + 6*[.H1]*[.H2] + 4*[.H2]*[.H2]/3)" office:value-type="float" office:value="48213119" calcext:value-type="float">
            <text:p>48213119</text:p>
          </table:table-cell>
          <table:table-cell table:formula="of:= ROUND(164*[.I3] + 500*[.I1] + 17*[.I2] + 3*[.I1]*[.I1] + 6*[.I1]*[.I2] + 4*[.I2]*[.I2]/3)" office:value-type="float" office:value="60935172" calcext:value-type="float">
            <text:p>60935172</text:p>
          </table:table-cell>
          <table:table-cell table:formula="of:= ROUND(164*[.J3] + 500*[.J1] + 17*[.J2] + 3*[.J1]*[.J1] + 6*[.J1]*[.J2] + 4*[.J2]*[.J2]/3)" office:value-type="float" office:value="76645490" calcext:value-type="float">
            <text:p>76645490</text:p>
          </table:table-cell>
          <table:table-cell table:formula="of:= ROUND(164*[.K3] + 500*[.K1] + 17*[.K2] + 3*[.K1]*[.K1] + 6*[.K1]*[.K2] + 4*[.K2]*[.K2]/3)" office:value-type="float" office:value="89363555" calcext:value-type="float">
            <text:p>89363555</text:p>
          </table:table-cell>
        </table:table-row>
        <table:table-row table:style-name="ro1">
          <table:table-cell office:value-type="string" calcext:value-type="string">
            <text:p>Opt 4</text:p>
          </table:table-cell>
          <table:table-cell table:formula="of:= ROUND(170*[.B3] + (1001/2)*[.B1] + 17*[.B2] + (5/2)*[.B1] *[.B1]+ 5*[.B1]*[.B2] + 10*[.B2]*[.B2]/9)" office:value-type="float" office:value="2009011" calcext:value-type="float">
            <text:p>2009011</text:p>
          </table:table-cell>
          <table:table-cell table:formula="of:= ROUND(170*[.C3] + (1001/2)*[.C1] + 17*[.C2] + (5/2)*[.C1] *[.C1]+ 5*[.C1]*[.C2] + 10*[.C2]*[.C2]/9)" office:value-type="float" office:value="5714027" calcext:value-type="float">
            <text:p>5714027</text:p>
          </table:table-cell>
          <table:table-cell table:formula="of:= ROUND(170*[.D3] + (1001/2)*[.D1] + 17*[.D2] + (5/2)*[.D1] *[.D1]+ 5*[.D1]*[.D2] + 10*[.D2]*[.D2]/9)" office:value-type="float" office:value="10574016" calcext:value-type="float">
            <text:p>10574016</text:p>
          </table:table-cell>
          <table:table-cell table:formula="of:= ROUND(170*[.E3] + (1001/2)*[.E1] + 17*[.E2] + (5/2)*[.E1] *[.E1]+ 5*[.E1]*[.E2] + 10*[.E2]*[.E2]/9)" office:value-type="float" office:value="16516073" calcext:value-type="float">
            <text:p>16516073</text:p>
          </table:table-cell>
          <table:table-cell table:formula="of:= ROUND(170*[.F3] + (1001/2)*[.F1] + 17*[.F2] + (5/2)*[.F1] *[.F1]+ 5*[.F1]*[.F2] + 10*[.F2]*[.F2]/9)" office:value-type="float" office:value="24105873" calcext:value-type="float">
            <text:p>24105873</text:p>
          </table:table-cell>
          <table:table-cell table:formula="of:= ROUND(170*[.G3] + (1001/2)*[.G1] + 17*[.G2] + (5/2)*[.G1] *[.G1]+ 5*[.G1]*[.G2] + 10*[.G2]*[.G2]/9)" office:value-type="float" office:value="32260250" calcext:value-type="float">
            <text:p>32260250</text:p>
          </table:table-cell>
          <table:table-cell table:formula="of:= ROUND(170*[.H3] + (1001/2)*[.H1] + 17*[.H2] + (5/2)*[.H1] *[.H1]+ 5*[.H1]*[.H2] + 10*[.H2]*[.H2]/9)" office:value-type="float" office:value="40547047" calcext:value-type="float">
            <text:p>40547047</text:p>
          </table:table-cell>
          <table:table-cell table:formula="of:= ROUND(170*[.I3] + (1001/2)*[.I1] + 17*[.I2] + (5/2)*[.I1] *[.I1]+ 5*[.I1]*[.I2] + 10*[.I2]*[.I2]/9)" office:value-type="float" office:value="51199934" calcext:value-type="float">
            <text:p>51199934</text:p>
          </table:table-cell>
          <table:table-cell table:formula="of:= ROUND(170*[.J3] + (1001/2)*[.J1] + 17*[.J2] + (5/2)*[.J1] *[.J1]+ 5*[.J1]*[.J2] + 10*[.J2]*[.J2]/9)" office:value-type="float" office:value="64349521" calcext:value-type="float">
            <text:p>64349521</text:p>
          </table:table-cell>
          <table:table-cell table:formula="of:= ROUND(170*[.K3] + (1001/2)*[.K1] + 17*[.K2] + (5/2)*[.K1] *[.K1]+ 5*[.K1]*[.K2] + 10*[.K2]*[.K2]/9)" office:value-type="float" office:value="74988791" calcext:value-type="float">
            <text:p>7498879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Cycles a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se </text:p>
          </table:table-cell>
          <table:table-cell office:value-type="float" office:value="6676491" calcext:value-type="float">
            <text:p>6676491</text:p>
          </table:table-cell>
          <table:table-cell office:value-type="float" office:value="16165059" calcext:value-type="float">
            <text:p>16165059</text:p>
          </table:table-cell>
          <table:table-cell office:value-type="float" office:value="27469776" calcext:value-type="float">
            <text:p>27469776</text:p>
          </table:table-cell>
          <table:table-cell office:value-type="float" office:value="44266675" calcext:value-type="float">
            <text:p>44266675</text:p>
          </table:table-cell>
          <table:table-cell office:value-type="float" office:value="57769132" calcext:value-type="float">
            <text:p>57769132</text:p>
          </table:table-cell>
          <table:table-cell office:value-type="float" office:value="76189431" calcext:value-type="float">
            <text:p>76189431</text:p>
          </table:table-cell>
          <table:table-cell office:value-type="float" office:value="94089827" calcext:value-type="float">
            <text:p>94089827</text:p>
          </table:table-cell>
          <table:table-cell office:value-type="float" office:value="118183659" calcext:value-type="float">
            <text:p>118183659</text:p>
          </table:table-cell>
          <table:table-cell office:value-type="float" office:value="149378429" calcext:value-type="float">
            <text:p>149378429</text:p>
          </table:table-cell>
          <table:table-cell office:value-type="float" office:value="172795286" calcext:value-type="float">
            <text:p>172795286</text:p>
          </table:table-cell>
        </table:table-row>
        <table:table-row table:style-name="ro1">
          <table:table-cell office:value-type="string" calcext:value-type="string">
            <text:p>Opt 1</text:p>
          </table:table-cell>
          <table:table-cell office:value-type="float" office:value="2936129" calcext:value-type="float">
            <text:p>2936129</text:p>
          </table:table-cell>
          <table:table-cell office:value-type="float" office:value="8043974" calcext:value-type="float">
            <text:p>8043974</text:p>
          </table:table-cell>
          <table:table-cell office:value-type="float" office:value="14697155" calcext:value-type="float">
            <text:p>14697155</text:p>
          </table:table-cell>
          <table:table-cell office:value-type="float" office:value="22809390" calcext:value-type="float">
            <text:p>22809390</text:p>
          </table:table-cell>
          <table:table-cell office:value-type="float" office:value="33231253" calcext:value-type="float">
            <text:p>33231253</text:p>
          </table:table-cell>
          <table:table-cell office:value-type="float" office:value="44489699" calcext:value-type="float">
            <text:p>44489699</text:p>
          </table:table-cell>
          <table:table-cell office:value-type="float" office:value="55828321" calcext:value-type="float">
            <text:p>55828321</text:p>
          </table:table-cell>
          <table:table-cell office:value-type="float" office:value="70627562" calcext:value-type="float">
            <text:p>70627562</text:p>
          </table:table-cell>
          <table:table-cell office:value-type="float" office:value="88762986" calcext:value-type="float">
            <text:p>88762986</text:p>
          </table:table-cell>
          <table:table-cell office:value-type="float" office:value="103315090" calcext:value-type="float">
            <text:p>103315090</text:p>
          </table:table-cell>
        </table:table-row>
        <table:table-row table:style-name="ro1">
          <table:table-cell office:value-type="string" calcext:value-type="string">
            <text:p>Opt 2</text:p>
          </table:table-cell>
          <table:table-cell office:value-type="float" office:value="2846025" calcext:value-type="float">
            <text:p>2846025</text:p>
          </table:table-cell>
          <table:table-cell office:value-type="float" office:value="7889787" calcext:value-type="float">
            <text:p>7889787</text:p>
          </table:table-cell>
          <table:table-cell office:value-type="float" office:value="14357878" calcext:value-type="float">
            <text:p>14357878</text:p>
          </table:table-cell>
          <table:table-cell office:value-type="float" office:value="22258947" calcext:value-type="float">
            <text:p>22258947</text:p>
          </table:table-cell>
          <table:table-cell office:value-type="float" office:value="32620935" calcext:value-type="float">
            <text:p>32620935</text:p>
          </table:table-cell>
          <table:table-cell office:value-type="float" office:value="43650933" calcext:value-type="float">
            <text:p>43650933</text:p>
          </table:table-cell>
          <table:table-cell office:value-type="float" office:value="55039615" calcext:value-type="float">
            <text:p>55039615</text:p>
          </table:table-cell>
          <table:table-cell office:value-type="float" office:value="69218133" calcext:value-type="float">
            <text:p>69218133</text:p>
          </table:table-cell>
          <table:table-cell office:value-type="float" office:value="86919798" calcext:value-type="float">
            <text:p>86919798</text:p>
          </table:table-cell>
          <table:table-cell office:value-type="float" office:value="101705796" calcext:value-type="float">
            <text:p>101705796</text:p>
          </table:table-cell>
        </table:table-row>
        <table:table-row table:style-name="ro1">
          <table:table-cell office:value-type="string" calcext:value-type="string">
            <text:p>Opt 3</text:p>
          </table:table-cell>
          <table:table-cell office:value-type="float" office:value="1833126" calcext:value-type="float">
            <text:p>1833126</text:p>
          </table:table-cell>
          <table:table-cell office:value-type="float" office:value="4746371" calcext:value-type="float">
            <text:p>4746371</text:p>
          </table:table-cell>
          <table:table-cell office:value-type="float" office:value="8457478" calcext:value-type="float">
            <text:p>8457478</text:p>
          </table:table-cell>
          <table:table-cell office:value-type="float" office:value="12818554" calcext:value-type="float">
            <text:p>12818554</text:p>
          </table:table-cell>
          <table:table-cell office:value-type="float" office:value="18607617" calcext:value-type="float">
            <text:p>18607617</text:p>
          </table:table-cell>
          <table:table-cell office:value-type="float" office:value="24794241" calcext:value-type="float">
            <text:p>24794241</text:p>
          </table:table-cell>
          <table:table-cell office:value-type="float" office:value="31074714" calcext:value-type="float">
            <text:p>31074714</text:p>
          </table:table-cell>
          <table:table-cell office:value-type="float" office:value="39175270" calcext:value-type="float">
            <text:p>39175270</text:p>
          </table:table-cell>
          <table:table-cell office:value-type="float" office:value="48866058" calcext:value-type="float">
            <text:p>48866058</text:p>
          </table:table-cell>
          <table:table-cell office:value-type="float" office:value="56701784" calcext:value-type="float">
            <text:p>56701784</text:p>
          </table:table-cell>
        </table:table-row>
        <table:table-row table:style-name="ro1">
          <table:table-cell office:value-type="string" calcext:value-type="string">
            <text:p>Opt 4</text:p>
          </table:table-cell>
          <table:table-cell office:value-type="float" office:value="1421951" calcext:value-type="float">
            <text:p>1421951</text:p>
          </table:table-cell>
          <table:table-cell office:value-type="float" office:value="3465590" calcext:value-type="float">
            <text:p>3465590</text:p>
          </table:table-cell>
          <table:table-cell office:value-type="float" office:value="5947120" calcext:value-type="float">
            <text:p>5947120</text:p>
          </table:table-cell>
          <table:table-cell office:value-type="float" office:value="8902429" calcext:value-type="float">
            <text:p>8902429</text:p>
          </table:table-cell>
          <table:table-cell office:value-type="float" office:value="12759268" calcext:value-type="float">
            <text:p>12759268</text:p>
          </table:table-cell>
          <table:table-cell office:value-type="float" office:value="16452029" calcext:value-type="float">
            <text:p>16452029</text:p>
          </table:table-cell>
          <table:table-cell office:value-type="float" office:value="20286622" calcext:value-type="float">
            <text:p>20286622</text:p>
          </table:table-cell>
          <table:table-cell office:value-type="float" office:value="25291163" calcext:value-type="float">
            <text:p>25291163</text:p>
          </table:table-cell>
          <table:table-cell office:value-type="float" office:value="32014025" calcext:value-type="float">
            <text:p>32014025</text:p>
          </table:table-cell>
          <table:table-cell office:value-type="float" office:value="37208358" calcext:value-type="float">
            <text:p>372083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6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9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0P0"/>
    </number:currency-style>
    <number:date-style style:name="N131">
      <number:month/>
      <number:text>/</number:text>
      <number:day/>
      <number:text>/</number:text>
      <number:year number:style="long"/>
    </number:date-style>
    <number:date-style style:name="N132">
      <number:day/>
      <number:text>-</number:text>
      <number:month number:textual="true"/>
      <number:text>-</number:text>
      <number:year/>
    </number:date-style>
    <number:date-style style:name="N133">
      <number:day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51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1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1P2" style:volatile="true">
      <number:currency-symbol/>
      <loext:fill-character> </loext:fill-character>
      <number:text>-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9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9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9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21:19:07.9609629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6T16:50:38.424007570</meta:creation-date>
    <dc:date>2020-06-07T21:19:30.000033086</dc:date>
    <meta:editing-duration>PT49M</meta:editing-duration>
    <meta:editing-cycles>9</meta:editing-cycles>
    <meta:generator>LibreOffice/6.4.4.2$Linux_X86_64 LibreOffice_project/40$Build-2</meta:generator>
    <meta:document-statistic meta:table-count="1" meta:cell-count="123" meta:object-count="0"/>
  </office:meta>
</office:document-meta>
</file>